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dash" draw:stroke-dash="Fine_20_Dashed_20__28_var_29_" draw:marker-start="" draw:marker-end="Linienende_20_1" draw:textarea-horizontal-align="center" draw:textarea-vertical-align="middl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fill="none" draw:textarea-horizontal-align="left" draw:textarea-vertical-align="top"/>
    </style:style>
    <style:style style:name="gr5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/>
      <style:text-properties fo:font-size="8pt" style:font-size-asian="8pt" style:font-size-complex="8pt"/>
    </style:style>
    <style:style style:name="P5" style:family="paragraph">
      <style:paragraph-properties fo:margin-left="0cm" fo:margin-right="0cm" fo:text-align="center" fo:text-inden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697cm" svg:y1="8.7cm" svg:x2="4.497cm" svg:y2="9cm">
          <text:p/>
        </draw:line>
        <draw:line draw:style-name="gr1" draw:text-style-name="P1" draw:layer="layout" svg:x1="4.897cm" svg:y1="9cm" svg:x2="4.697cm" svg:y2="8.7cm">
          <text:p/>
        </draw:line>
        <draw:line draw:style-name="gr1" draw:text-style-name="P1" draw:layer="layout" svg:x1="4.497cm" svg:y1="9cm" svg:x2="4.897cm" svg:y2="9cm">
          <text:p/>
        </draw:line>
        <draw:line draw:style-name="gr1" draw:text-style-name="P1" draw:layer="layout" svg:x1="4.697cm" svg:y1="9cm" svg:x2="4.697cm" svg:y2="9.2cm">
          <text:p/>
        </draw:line>
        <draw:line draw:style-name="gr1" draw:text-style-name="P1" draw:layer="layout" svg:x1="4.097cm" svg:y1="9.45cm" svg:x2="4.097cm" svg:y2="9.45cm">
          <text:p/>
        </draw:line>
        <draw:line draw:style-name="gr2" draw:text-style-name="P1" draw:layer="layout" svg:x1="7.9cm" svg:y1="9.6cm" svg:x2="9.6cm" svg:y2="9.6cm">
          <text:p/>
        </draw:line>
        <draw:rect draw:style-name="gr3" draw:text-style-name="P2" draw:layer="layout" svg:width="3.001cm" svg:height="0.1cm" svg:x="3.197cm" svg:y="8cm">
          <text:p/>
        </draw:rect>
        <draw:rect draw:style-name="gr4" draw:text-style-name="P4" draw:layer="layout" svg:width="3cm" svg:height="0.6cm" svg:x="3.198cm" svg:y="8.1cm">
          <text:p text:style-name="P3"><text:span text:style-name="T1">cma11()</text:span></text:p>
        </draw:rect>
        <draw:rect draw:style-name="gr5" draw:text-style-name="P2" draw:layer="layout" svg:width="1.8cm" svg:height="0.4cm" svg:x="3.198cm" svg:y="7.6cm">
          <text:p text:style-name="P5"><text:span text:style-name="T2">CAexC</text:span></text:p>
        </draw:rect>
        <draw:rect draw:style-name="gr5" draw:text-style-name="P2" draw:layer="layout" svg:width="0.6cm" svg:height="0.4cm" svg:x="4.998cm" svg:y="7.6cm">
          <text:p text:style-name="P5"><text:span text:style-name="T2">1</text:span></text:p>
        </draw:rect>
        <draw:rect draw:style-name="gr5" draw:text-style-name="P2" draw:layer="layout" svg:width="0.6cm" svg:height="0.4cm" svg:x="5.598cm" svg:y="7.6cm">
          <text:p text:style-name="P5"><text:span text:style-name="T2">1</text:span></text:p>
        </draw:rect>
        <draw:line draw:style-name="gr1" draw:text-style-name="P1" draw:layer="layout" svg:x1="2.997cm" svg:y1="9.2cm" svg:x2="6.397cm" svg:y2="9.2cm">
          <text:p/>
        </draw:line>
        <draw:rect draw:style-name="gr3" draw:text-style-name="P2" draw:layer="layout" svg:width="3.001cm" svg:height="0.1cm" svg:x="1.498cm" svg:y="9.8cm">
          <text:p/>
        </draw:rect>
        <draw:rect draw:style-name="gr4" draw:text-style-name="P4" draw:layer="layout" svg:width="3cm" svg:height="1.2cm" svg:x="1.499cm" svg:y="9.9cm">
          <text:p text:style-name="P3"><text:span text:style-name="T1">cmb21()</text:span></text:p>
          <text:p text:style-name="P3"><text:span text:style-name="T1"/></text:p>
        </draw:rect>
        <draw:rect draw:style-name="gr5" draw:text-style-name="P2" draw:layer="layout" svg:width="1.8cm" svg:height="0.4cm" svg:x="1.499cm" svg:y="9.4cm">
          <text:p text:style-name="P5"><text:span text:style-name="T2">CBexC</text:span></text:p>
        </draw:rect>
        <draw:rect draw:style-name="gr5" draw:text-style-name="P2" draw:layer="layout" svg:width="0.6cm" svg:height="0.4cm" svg:x="3.299cm" svg:y="9.4cm">
          <text:p text:style-name="P5"><text:span text:style-name="T2">1</text:span></text:p>
        </draw:rect>
        <draw:rect draw:style-name="gr5" draw:text-style-name="P2" draw:layer="layout" svg:width="0.6cm" svg:height="0.4cm" svg:x="3.899cm" svg:y="9.4cm">
          <text:p text:style-name="P5"><text:span text:style-name="T2">1</text:span></text:p>
        </draw:rect>
        <draw:line draw:style-name="gr1" draw:text-style-name="P1" draw:layer="layout" svg:x1="2.997cm" svg:y1="9.2cm" svg:x2="2.997cm" svg:y2="9.4cm">
          <text:p/>
        </draw:line>
        <draw:line draw:style-name="gr1" draw:text-style-name="P1" draw:layer="layout" svg:x1="6.397cm" svg:y1="9.2cm" svg:x2="6.397cm" svg:y2="9.4cm">
          <text:p/>
        </draw:line>
        <draw:line draw:style-name="gr1" draw:text-style-name="P1" draw:layer="layout" svg:x1="7.498cm" svg:y1="9.45cm" svg:x2="7.498cm" svg:y2="9.45cm">
          <text:p/>
        </draw:line>
        <draw:rect draw:style-name="gr3" draw:text-style-name="P2" draw:layer="layout" svg:width="3.001cm" svg:height="0.1cm" svg:x="4.899cm" svg:y="9.8cm">
          <text:p/>
        </draw:rect>
        <draw:rect draw:style-name="gr4" draw:text-style-name="P4" draw:layer="layout" svg:width="3cm" svg:height="1.5cm" svg:x="4.9cm" svg:y="9.9cm">
          <text:p text:style-name="P3"><text:span text:style-name="T1">cmc21()</text:span></text:p>
          <text:p text:style-name="P3"><text:span text:style-name="T1">ima11()</text:span></text:p>
          <text:p text:style-name="P3"><text:span text:style-name="T1">imb12()</text:span></text:p>
          <text:p text:style-name="P3"><text:span text:style-name="T1">imc21()</text:span></text:p>
        </draw:rect>
        <draw:rect draw:style-name="gr5" draw:text-style-name="P2" draw:layer="layout" svg:width="1.8cm" svg:height="0.4cm" svg:x="4.9cm" svg:y="9.4cm">
          <text:p text:style-name="P5"><text:span text:style-name="T2">CCexC</text:span></text:p>
        </draw:rect>
        <draw:rect draw:style-name="gr5" draw:text-style-name="P2" draw:layer="layout" svg:width="0.6cm" svg:height="0.4cm" svg:x="6.7cm" svg:y="9.4cm">
          <text:p text:style-name="P5"><text:span text:style-name="T2">1</text:span></text:p>
        </draw:rect>
        <draw:rect draw:style-name="gr5" draw:text-style-name="P2" draw:layer="layout" svg:width="0.6cm" svg:height="0.4cm" svg:x="7.3cm" svg:y="9.4cm">
          <text:p text:style-name="P5"><text:span text:style-name="T2">1</text:span></text:p>
        </draw:rect>
        <draw:rect draw:style-name="gr5" draw:text-style-name="P2" draw:layer="layout" svg:width="1.8cm" svg:height="0.4cm" svg:x="9.599cm" svg:y="7.2cm">
          <text:p text:style-name="P5"><text:span text:style-name="T2">IAexC</text:span></text:p>
        </draw:rect>
        <draw:rect draw:style-name="gr5" draw:text-style-name="P2" draw:layer="layout" svg:width="0.6cm" svg:height="0.4cm" svg:x="11.399cm" svg:y="7.2cm">
          <text:p text:style-name="P5"><text:span text:style-name="T2">1</text:span></text:p>
        </draw:rect>
        <draw:rect draw:style-name="gr5" draw:text-style-name="P2" draw:layer="layout" svg:width="0.6cm" svg:height="0.4cm" svg:x="11.999cm" svg:y="7.2cm">
          <text:p text:style-name="P5"><text:span text:style-name="T2">1</text:span></text:p>
        </draw:rect>
        <draw:rect draw:style-name="gr4" draw:text-style-name="P4" draw:layer="layout" svg:width="3cm" svg:height="0.9cm" svg:x="9.598cm" svg:y="7.7cm">
          <text:p text:style-name="P3"><text:span text:style-name="T1">ima11()</text:span></text:p>
          <text:p text:style-name="P3"><text:span text:style-name="T1"/></text:p>
        </draw:rect>
        <draw:rect draw:style-name="gr3" draw:text-style-name="P2" draw:layer="layout" svg:width="2.997cm" svg:height="0.1cm" svg:x="9.603cm" svg:y="7.6cm">
          <text:p/>
        </draw:rect>
        <draw:line draw:style-name="gr2" draw:text-style-name="P1" draw:layer="layout" svg:x1="4.5cm" svg:y1="12cm" svg:x2="9.6cm" svg:y2="12cm">
          <text:p/>
        </draw:line>
        <draw:line draw:style-name="gr1" draw:text-style-name="P1" draw:layer="layout" svg:x1="11.098cm" svg:y1="8.6cm" svg:x2="10.898cm" svg:y2="8.9cm">
          <text:p/>
        </draw:line>
        <draw:line draw:style-name="gr1" draw:text-style-name="P1" draw:layer="layout" svg:x1="11.298cm" svg:y1="8.9cm" svg:x2="11.098cm" svg:y2="8.6cm">
          <text:p/>
        </draw:line>
        <draw:line draw:style-name="gr1" draw:text-style-name="P1" draw:layer="layout" svg:x1="10.898cm" svg:y1="8.9cm" svg:x2="11.298cm" svg:y2="8.9cm">
          <text:p/>
        </draw:line>
        <draw:line draw:style-name="gr1" draw:text-style-name="P1" draw:layer="layout" svg:x1="11.098cm" svg:y1="8.9cm" svg:x2="11.098cm" svg:y2="9.4cm">
          <text:p/>
        </draw:line>
        <draw:rect draw:style-name="gr5" draw:text-style-name="P2" draw:layer="layout" svg:width="1.8cm" svg:height="0.4cm" svg:x="9.599cm" svg:y="9.4cm">
          <text:p text:style-name="P5"><text:span text:style-name="T2">ICexC</text:span></text:p>
        </draw:rect>
        <draw:rect draw:style-name="gr5" draw:text-style-name="P2" draw:layer="layout" svg:width="0.6cm" svg:height="0.4cm" svg:x="11.399cm" svg:y="9.4cm">
          <text:p text:style-name="P5"><text:span text:style-name="T2">1</text:span></text:p>
        </draw:rect>
        <draw:rect draw:style-name="gr5" draw:text-style-name="P2" draw:layer="layout" svg:width="0.6cm" svg:height="0.4cm" svg:x="11.999cm" svg:y="9.4cm">
          <text:p text:style-name="P5"><text:span text:style-name="T2">1</text:span></text:p>
        </draw:rect>
        <draw:rect draw:style-name="gr4" draw:text-style-name="P4" draw:layer="layout" svg:width="3cm" svg:height="0.6cm" svg:x="9.598cm" svg:y="9.9cm">
          <text:p text:style-name="P3"><text:span text:style-name="T1">imc21()</text:span></text:p>
        </draw:rect>
        <draw:rect draw:style-name="gr3" draw:text-style-name="P2" draw:layer="layout" svg:width="2.997cm" svg:height="0.1cm" svg:x="9.603cm" svg:y="9.8cm">
          <text:p/>
        </draw:rect>
        <draw:line draw:style-name="gr1" draw:text-style-name="P1" draw:layer="layout" svg:x1="2.997cm" svg:y1="11.1cm" svg:x2="2.797cm" svg:y2="11.4cm">
          <text:p/>
        </draw:line>
        <draw:line draw:style-name="gr1" draw:text-style-name="P1" draw:layer="layout" svg:x1="3.197cm" svg:y1="11.4cm" svg:x2="2.997cm" svg:y2="11.1cm">
          <text:p/>
        </draw:line>
        <draw:line draw:style-name="gr1" draw:text-style-name="P1" draw:layer="layout" svg:x1="2.797cm" svg:y1="11.4cm" svg:x2="3.197cm" svg:y2="11.4cm">
          <text:p/>
        </draw:line>
        <draw:line draw:style-name="gr1" draw:text-style-name="P1" draw:layer="layout" svg:x1="2.997cm" svg:y1="11.4cm" svg:x2="3cm" svg:y2="11.8cm">
          <text:p/>
        </draw:line>
        <draw:line draw:style-name="gr1" draw:text-style-name="P1" draw:layer="layout" svg:x1="4.098cm" svg:y1="11.85cm" svg:x2="4.098cm" svg:y2="11.85cm">
          <text:p/>
        </draw:line>
        <draw:rect draw:style-name="gr3" draw:text-style-name="P2" draw:layer="layout" svg:width="3.001cm" svg:height="0.1cm" svg:x="1.499cm" svg:y="12.2cm">
          <text:p/>
        </draw:rect>
        <draw:rect draw:style-name="gr4" draw:text-style-name="P4" draw:layer="layout" svg:width="3cm" svg:height="2.2cm" svg:x="1.5cm" svg:y="12.3cm">
          <text:p text:style-name="P3"><text:span text:style-name="T1">cmd31()</text:span></text:p>
          <text:p text:style-name="P3"><text:span text:style-name="T1">ima11()</text:span></text:p>
          <text:p text:style-name="P3"><text:span text:style-name="T1">imb12()</text:span></text:p>
          <text:p text:style-name="P3"><text:span text:style-name="T1">imc21()</text:span></text:p>
          <text:p text:style-name="P3"><text:span text:style-name="T1">imd11()</text:span></text:p>
          <text:p text:style-name="P3"><text:span text:style-name="T1">ime31()</text:span></text:p>
        </draw:rect>
        <draw:rect draw:style-name="gr5" draw:text-style-name="P2" draw:layer="layout" svg:width="1.8cm" svg:height="0.4cm" svg:x="1.5cm" svg:y="11.8cm">
          <text:p text:style-name="P5"><text:span text:style-name="T2">CDexC</text:span></text:p>
        </draw:rect>
        <draw:rect draw:style-name="gr5" draw:text-style-name="P2" draw:layer="layout" svg:width="0.6cm" svg:height="0.4cm" svg:x="3.3cm" svg:y="11.8cm">
          <text:p text:style-name="P5"><text:span text:style-name="T2">1</text:span></text:p>
        </draw:rect>
        <draw:rect draw:style-name="gr5" draw:text-style-name="P2" draw:layer="layout" svg:width="0.6cm" svg:height="0.4cm" svg:x="3.9cm" svg:y="11.8cm">
          <text:p text:style-name="P5"><text:span text:style-name="T2">1</text:span></text:p>
        </draw:rect>
        <draw:line draw:style-name="gr1" draw:text-style-name="P1" draw:layer="layout" svg:x1="19.202cm" svg:y1="11.85cm" svg:x2="19.202cm" svg:y2="11.85cm">
          <text:p/>
        </draw:line>
        <draw:rect draw:style-name="gr3" draw:text-style-name="P2" draw:layer="layout" svg:width="3.001cm" svg:height="0.1cm" svg:x="16.603cm" svg:y="12.2cm">
          <text:p/>
        </draw:rect>
        <draw:rect draw:style-name="gr4" draw:text-style-name="P4" draw:layer="layout" svg:width="3cm" svg:height="1.9cm" svg:x="16.6cm" svg:y="12.3cm">
          <text:p text:style-name="P3"><text:span text:style-name="T1">ima11()</text:span></text:p>
          <text:p text:style-name="P3"><text:span text:style-name="T1">imb12()</text:span></text:p>
          <text:p text:style-name="P3"><text:span text:style-name="T1">imc21()</text:span></text:p>
          <text:p text:style-name="P3"><text:span text:style-name="T1">imd11()</text:span></text:p>
          <text:p text:style-name="P3"><text:span text:style-name="T1">ime31()</text:span></text:p>
        </draw:rect>
        <draw:rect draw:style-name="gr5" draw:text-style-name="P2" draw:layer="layout" svg:width="1.8cm" svg:height="0.4cm" svg:x="16.604cm" svg:y="11.8cm">
          <text:p text:style-name="P5"><text:span text:style-name="T2">CEexC</text:span></text:p>
        </draw:rect>
        <draw:rect draw:style-name="gr5" draw:text-style-name="P2" draw:layer="layout" svg:width="0.6cm" svg:height="0.4cm" svg:x="18.404cm" svg:y="11.8cm">
          <text:p text:style-name="P5"><text:span text:style-name="T2">1</text:span></text:p>
        </draw:rect>
        <draw:rect draw:style-name="gr5" draw:text-style-name="P2" draw:layer="layout" svg:width="0.6cm" svg:height="0.4cm" svg:x="19.004cm" svg:y="11.8cm">
          <text:p text:style-name="P5"><text:span text:style-name="T2">1</text:span></text:p>
        </draw:rect>
        <draw:line draw:style-name="gr2" draw:text-style-name="P1" draw:layer="layout" svg:x1="16.6cm" svg:y1="12cm" svg:x2="12.6cm" svg:y2="12cm">
          <text:p/>
        </draw:line>
        <draw:rect draw:style-name="gr5" draw:text-style-name="P2" draw:layer="layout" svg:width="1.8cm" svg:height="0.4cm" svg:x="12.999cm" svg:y="7.2cm">
          <text:p text:style-name="P5"><text:span text:style-name="T2">IBexC</text:span></text:p>
        </draw:rect>
        <draw:rect draw:style-name="gr5" draw:text-style-name="P2" draw:layer="layout" svg:width="0.6cm" svg:height="0.4cm" svg:x="14.799cm" svg:y="7.2cm">
          <text:p text:style-name="P5"><text:span text:style-name="T2">1</text:span></text:p>
        </draw:rect>
        <draw:rect draw:style-name="gr5" draw:text-style-name="P2" draw:layer="layout" svg:width="0.6cm" svg:height="0.4cm" svg:x="15.399cm" svg:y="7.2cm">
          <text:p text:style-name="P5"><text:span text:style-name="T2">1</text:span></text:p>
        </draw:rect>
        <draw:rect draw:style-name="gr4" draw:text-style-name="P4" draw:layer="layout" svg:width="3cm" svg:height="0.9cm" svg:x="12.998cm" svg:y="7.7cm">
          <text:p text:style-name="P3"><text:span text:style-name="T1">ima11()</text:span></text:p>
          <text:p text:style-name="P3"><text:span text:style-name="T1">imb12()</text:span></text:p>
        </draw:rect>
        <draw:rect draw:style-name="gr3" draw:text-style-name="P2" draw:layer="layout" svg:width="2.997cm" svg:height="0.1cm" svg:x="13.003cm" svg:y="7.6cm">
          <text:p/>
        </draw:rect>
        <draw:line draw:style-name="gr1" draw:text-style-name="P1" draw:layer="layout" svg:x1="14.498cm" svg:y1="8.6cm" svg:x2="14.298cm" svg:y2="8.9cm">
          <text:p/>
        </draw:line>
        <draw:line draw:style-name="gr1" draw:text-style-name="P1" draw:layer="layout" svg:x1="14.698cm" svg:y1="8.9cm" svg:x2="14.498cm" svg:y2="8.6cm">
          <text:p/>
        </draw:line>
        <draw:line draw:style-name="gr1" draw:text-style-name="P1" draw:layer="layout" svg:x1="14.298cm" svg:y1="8.9cm" svg:x2="14.698cm" svg:y2="8.9cm">
          <text:p/>
        </draw:line>
        <draw:line draw:style-name="gr1" draw:text-style-name="P1" draw:layer="layout" svg:x1="14.5cm" svg:y1="8.9cm" svg:x2="14.497cm" svg:y2="9.2cm">
          <text:p/>
        </draw:line>
        <draw:line draw:style-name="gr1" draw:text-style-name="P1" draw:layer="layout" svg:x1="12.397cm" svg:y1="9.45cm" svg:x2="12.397cm" svg:y2="9.45cm">
          <text:p/>
        </draw:line>
        <draw:line draw:style-name="gr1" draw:text-style-name="P1" draw:layer="layout" svg:x1="11.097cm" svg:y1="9.2cm" svg:x2="14.497cm" svg:y2="9.2cm">
          <text:p/>
        </draw:line>
        <draw:line draw:style-name="gr1" draw:text-style-name="P1" draw:layer="layout" svg:x1="11.098cm" svg:y1="10.5cm" svg:x2="10.898cm" svg:y2="10.8cm">
          <text:p/>
        </draw:line>
        <draw:line draw:style-name="gr1" draw:text-style-name="P1" draw:layer="layout" svg:x1="11.298cm" svg:y1="10.8cm" svg:x2="11.098cm" svg:y2="10.5cm">
          <text:p/>
        </draw:line>
        <draw:line draw:style-name="gr1" draw:text-style-name="P1" draw:layer="layout" svg:x1="10.898cm" svg:y1="10.8cm" svg:x2="11.298cm" svg:y2="10.8cm">
          <text:p/>
        </draw:line>
        <draw:line draw:style-name="gr1" draw:text-style-name="P1" draw:layer="layout" svg:x1="11.1cm" svg:y1="10.8cm" svg:x2="11.098cm" svg:y2="11.8cm">
          <text:p/>
        </draw:line>
        <draw:rect draw:style-name="gr5" draw:text-style-name="P2" draw:layer="layout" svg:width="1.8cm" svg:height="0.4cm" svg:x="9.599cm" svg:y="11.8cm">
          <text:p text:style-name="P5"><text:span text:style-name="T2">IEexC</text:span></text:p>
        </draw:rect>
        <draw:rect draw:style-name="gr5" draw:text-style-name="P2" draw:layer="layout" svg:width="0.6cm" svg:height="0.4cm" svg:x="11.399cm" svg:y="11.8cm">
          <text:p text:style-name="P5"><text:span text:style-name="T2">1</text:span></text:p>
        </draw:rect>
        <draw:rect draw:style-name="gr5" draw:text-style-name="P2" draw:layer="layout" svg:width="0.6cm" svg:height="0.4cm" svg:x="11.999cm" svg:y="11.8cm">
          <text:p text:style-name="P5"><text:span text:style-name="T2">1</text:span></text:p>
        </draw:rect>
        <draw:rect draw:style-name="gr4" draw:text-style-name="P4" draw:layer="layout" svg:width="3cm" svg:height="0.6cm" svg:x="9.598cm" svg:y="12.3cm">
          <text:p text:style-name="P3"><text:span text:style-name="T1">ime31()</text:span></text:p>
        </draw:rect>
        <draw:rect draw:style-name="gr3" draw:text-style-name="P2" draw:layer="layout" svg:width="2.997cm" svg:height="0.1cm" svg:x="9.603cm" svg:y="12.2cm">
          <text:p/>
        </draw:rect>
        <draw:rect draw:style-name="gr5" draw:text-style-name="P2" draw:layer="layout" svg:width="1.8cm" svg:height="0.4cm" svg:x="12.999cm" svg:y="9.9cm">
          <text:p text:style-name="P5"><text:span text:style-name="T2">IDexC</text:span></text:p>
        </draw:rect>
        <draw:rect draw:style-name="gr5" draw:text-style-name="P2" draw:layer="layout" svg:width="0.6cm" svg:height="0.4cm" svg:x="14.799cm" svg:y="9.9cm">
          <text:p text:style-name="P5"><text:span text:style-name="T2">1</text:span></text:p>
        </draw:rect>
        <draw:rect draw:style-name="gr5" draw:text-style-name="P2" draw:layer="layout" svg:width="0.6cm" svg:height="0.4cm" svg:x="15.399cm" svg:y="9.9cm">
          <text:p text:style-name="P5"><text:span text:style-name="T2">1</text:span></text:p>
        </draw:rect>
        <draw:rect draw:style-name="gr4" draw:text-style-name="P4" draw:layer="layout" svg:width="3cm" svg:height="0.6cm" svg:x="12.998cm" svg:y="10.4cm">
          <text:p text:style-name="P3"><text:span text:style-name="T1">imd11()</text:span></text:p>
        </draw:rect>
        <draw:rect draw:style-name="gr3" draw:text-style-name="P2" draw:layer="layout" svg:width="2.997cm" svg:height="0.1cm" svg:x="13.003cm" svg:y="10.3cm">
          <text:p/>
        </draw:rect>
        <draw:line draw:style-name="gr1" draw:text-style-name="P1" draw:layer="layout" svg:x1="14.498cm" svg:y1="11cm" svg:x2="14.298cm" svg:y2="11.3cm">
          <text:p/>
        </draw:line>
        <draw:line draw:style-name="gr1" draw:text-style-name="P1" draw:layer="layout" svg:x1="14.698cm" svg:y1="11.3cm" svg:x2="14.498cm" svg:y2="11cm">
          <text:p/>
        </draw:line>
        <draw:line draw:style-name="gr1" draw:text-style-name="P1" draw:layer="layout" svg:x1="14.298cm" svg:y1="11.3cm" svg:x2="14.698cm" svg:y2="11.3cm">
          <text:p/>
        </draw:line>
        <draw:line draw:style-name="gr1" draw:text-style-name="P1" draw:layer="layout" svg:x1="14.5cm" svg:y1="11.3cm" svg:x2="14.497cm" svg:y2="11.6cm">
          <text:p/>
        </draw:line>
        <draw:line draw:style-name="gr1" draw:text-style-name="P1" draw:layer="layout" svg:x1="12.397cm" svg:y1="11.85cm" svg:x2="12.397cm" svg:y2="11.85cm">
          <text:p/>
        </draw:line>
        <draw:line draw:style-name="gr1" draw:text-style-name="P1" draw:layer="layout" svg:x1="11.097cm" svg:y1="11.6cm" svg:x2="14.497cm" svg:y2="11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Linienende_20_1" draw:display-name="Linienende 1" svg:viewBox="0 0 1131 902" svg:d="m564 0-564 902h1131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initial-creator>Urs Graf</meta:initial-creator>
    <meta:creation-date>2010-04-12T08:44:15</meta:creation-date>
    <dc:creator>Urs Graf</dc:creator>
    <dc:date>2013-03-15T14:25:05.38</dc:date>
    <meta:printed-by>Urs Graf</meta:printed-by>
    <meta:print-date>2010-04-12T09:03:01</meta:print-date>
    <meta:editing-cycles>11</meta:editing-cycles>
    <meta:editing-duration>PT71H55M45S</meta:editing-duration>
    <meta:document-statistic meta:object-count="88"/>
    <meta:user-defined meta:name="Info 1"/>
    <meta:user-defined meta:name="Info 2"/>
    <meta:user-defined meta:name="Info 3"/>
    <meta:user-defined meta:name="Info 4"/>
  </office:meta>
</office:document-meta>
</file>